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Arial Black" fo:font-size="54pt" fo:font-weight="bold" style:font-size-asian="54pt" style:font-size-complex="54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P4" style:family="paragraph">
      <style:paragraph-properties fo:margin-left="0cm" fo:margin-right="0cm" fo:text-indent="0cm"/>
      <style:text-properties fo:color="#ffffff" style:font-name="Arial Black" fo:font-size="50pt" fo:font-weight="bold" style:font-size-asian="50pt" style:font-size-complex="50pt"/>
    </style:style>
    <style:style style:name="T1" style:family="text">
      <style:text-properties fo:color="#ffffff" style:font-name="Arial Black" fo:font-size="50pt" fo:font-weight="bold" style:font-size-asian="50pt" style:font-size-complex="5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O Panie, uczyń z nas narzędzia Twego pokoju,</text:span><text:span text:style-name="T1"><text:line-break/></text:span><text:span text:style-name="T1">abyśmy siali miłość tam, gdzie panuje nienawiść;</text:span><text:span text:style-name="T1"><text:line-break/></text:span><text:span text:style-name="T1">wybaczenie, tam gdzie panuje krzywda;</text:span><text:span text:style-name="T1"><text:line-break/></text:span><text:span text:style-name="T1">jedność, tam</text:span><text:span text:style-name="T1"><text:line-break/></text:span><text:span text:style-name="T1">gdzie panuje zwątpienie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0cm" presentation:class="title" presentation:user-transformed="true">
          <draw:text-box>
            <text:p text:style-name="P1"><text:span text:style-name="T1">nadzieję, tam</text:span><text:span text:style-name="T1"><text:line-break/></text:span><text:span text:style-name="T1">gdzie panuje rozpacz;</text:span><text:span text:style-name="T1"><text:line-break/></text:span><text:span text:style-name="T1">światło, tam</text:span><text:span text:style-name="T1"><text:line-break/></text:span><text:span text:style-name="T1">gdzie panuje mrok;</text:span><text:span text:style-name="T1"><text:line-break/></text:span><text:span text:style-name="T1">radość, tam</text:span><text:span text:style-name="T1"><text:line-break/></text:span><text:span text:style-name="T1">gdzie panuje smutek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0cm" presentation:class="title" presentation:user-transformed="true">
          <draw:text-box>
            <text:p text:style-name="P1"><text:span text:style-name="T1">Spraw abyśmy mogli</text:span><text:span text:style-name="T1"><text:line-break/></text:span><text:span text:style-name="T1">nie tyle szukać pociechy, co pociechę dawać;</text:span><text:span text:style-name="T1"><text:line-break/></text:span><text:span text:style-name="T1">nie tyle szukać zrozumienia, co rozumieć;</text:span><text:span text:style-name="T1"><text:line-break/></text:span><text:span text:style-name="T1">nie tyle szukać miłości, co kochać; albowiem dając</text:span><text:span text:style-name="T1"><text:line-break/></text:span><text:span text:style-name="T1">– otrzymujemy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0cm" presentation:class="title" presentation:user-transformed="true">
          <draw:text-box>
            <text:p text:style-name="P1"><text:span text:style-name="T1">Wybaczając</text:span><text:span text:style-name="T1"><text:line-break/></text:span><text:span text:style-name="T1">– zyskujemy przebaczenie;</text:span><text:span text:style-name="T1"><text:line-break/></text:span><text:span text:style-name="T1">a umierając, rodzimy się</text:span><text:span text:style-name="T1"><text:line-break/></text:span><text:span text:style-name="T1">do wiecznego życia,</text:span><text:span text:style-name="T1"><text:line-break/></text:span><text:span text:style-name="T1">przez Jezusa Chrystusa, Pana naszeg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5-23T23:29:44</meta:creation-date>
    <dc:date>2016-09-21T18:37:59.334000000</dc:date>
    <dc:language>pl-PL</dc:language>
    <meta:editing-cycles>67</meta:editing-cycles>
    <meta:editing-duration>PT4H48M51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